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17cm"/>
    </style:style>
    <style:style style:name="co2" style:family="table-column">
      <style:table-column-properties fo:break-before="auto" style:column-width="4.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Label</text:p>
          </table:table-cell>
          <table:table-cell office:value-type="string">
            <text:p>Password</text:p>
          </table:table-cell>
          <table:table-cell office:value-type="string">
            <text:p>User Name</text:p>
          </table:table-cell>
          <table:table-cell office:value-type="string">
            <text:p>Email</text:p>
          </table:table-cell>
          <table:table-cell office:value-type="string">
            <text:p>URL</text:p>
          </table:table-cell>
          <table:table-cell office:value-type="string">
            <text:p>Created On</text:p>
          </table:table-cell>
          <table:table-cell office:value-type="string">
            <text:p>Expires On</text:p>
          </table:table-cell>
          <table:table-cell office:value-type="string">
            <text:p>Comment</text:p>
          </table:table-cell>
        </table:table-row>
        <table:table-row table:style-name="ro1">
          <table:table-cell/>
          <table:table-cell office:value-type="string">
            <text:p>Account placed to the root</text:p>
          </table:table-cell>
          <table:table-cell office:value-type="string">
            <text:p>hhsgww2l</text:p>
          </table:table-cell>
          <table:table-cell office:value-type="string">
            <text:p>foo</text:p>
          </table:table-cell>
          <table:table-cell table:number-columns-repeated="5"/>
        </table:table-row>
        <table:table-row table:style-name="ro1">
          <table:table-cell office:value-type="string">
            <text:p>Shopping</text:p>
          </table:table-cell>
          <table:table-cell office:value-type="string">
            <text:p>Amazon</text:p>
          </table:table-cell>
          <table:table-cell office:value-type="float" office:value="32362187361">
            <text:p>32362187361</text:p>
          </table:table-cell>
          <table:table-cell office:value-type="string">
            <text:p>amazon.foo</text:p>
          </table:table-cell>
          <table:table-cell office:value-type="string">
            <text:p><text:a xlink:href="mailto:mail@bar.de">mail@bar.de</text:a></text:p>
          </table:table-cell>
          <table:table-cell office:value-type="string">
            <text:p><text:a xlink:href="http://www.amazon.de/">http://www.amazon.de</text:a></text:p>
          </table:table-cell>
          <table:table-cell table:number-columns-repeated="2"/>
          <table:table-cell office:value-type="string">
            <text:p>amazon account</text:p>
          </table:table-cell>
        </table:table-row>
        <table:table-row table:style-name="ro1">
          <table:table-cell office:value-type="string">
            <text:p>Newly created group</text:p>
          </table:table-cell>
          <table:table-cell office:value-type="string">
            <text:p>Blahblah</text:p>
          </table:table-cell>
          <table:table-cell office:value-type="float" office:value="1234">
            <text:p>1234</text:p>
          </table:table-cell>
          <table:table-cell office:value-type="string">
            <text:p><text:a xlink:href="mailto:user@foo.bar">user@foo.bar</text:a></text:p>
          </table:table-cell>
          <table:table-cell office:value-type="string">
            <text:p><text:a xlink:href="mailto:user@foo.bar">user@foo.bar</text:a></text:p>
          </table:table-cell>
          <table:table-cell table:number-columns-repeated="4"/>
        </table:table-row>
        <table:table-row table:style-name="ro1">
          <table:table-cell office:value-type="string">
            <text:p>Lifestyle##Shopping</text:p>
          </table:table-cell>
          <table:table-cell office:value-type="string">
            <text:p>eBay</text:p>
          </table:table-cell>
          <table:table-cell office:value-type="string">
            <text:p>hgfhda4342</text:p>
          </table:table-cell>
          <table:table-cell office:value-type="string">
            <text:p>buyer</text:p>
          </table:table-cell>
          <table:table-cell office:value-type="string">
            <text:p><text:a xlink:href="mailto:foo@bar.com">foo@bar.com</text:a></text:p>
          </table:table-cell>
          <table:table-cell office:value-type="string">
            <text:p><text:a xlink:href="http://www.ebay.de/">http://www.ebay.de</text:a></text:p>
          </table:table-cell>
          <table:table-cell table:number-columns-repeated="3"/>
        </table:table-row>
        <table:table-row table:style-name="ro1">
          <table:table-cell office:value-type="string">
            <text:p>Work##Job 1</text:p>
          </table:table-cell>
          <table:table-cell office:value-type="string">
            <text:p>Computer Job 1</text:p>
          </table:table-cell>
          <table:table-cell office:value-type="string">
            <text:p>secret</text:p>
          </table:table-cell>
          <table:table-cell office:value-type="string">
            <text:p>john.doe</text:p>
          </table:table-cell>
          <table:table-cell office:value-type="string">
            <text:p><text:a xlink:href="mailto:john.doe@company.com">john.doe@company.com</text:a></text:p>
          </table:table-cell>
          <table:table-cell office:value-type="string">
            <text:p><text:a xlink:href="http://portal.company.com/">http://portal.company.com</text:a></text:p>
          </table:table-cell>
          <table:table-cell table:style-name="ce1" office:value-type="string">
            <text:p>2010-10-21</text:p>
          </table:table-cell>
          <table:table-cell/>
          <table:table-cell office:value-type="string">
            <text:p>Another comment</text:p>
          </table:table-cell>
        </table:table-row>
        <table:table-row table:style-name="ro2">
          <table:table-cell office:value-type="string">
            <text:p>Work##Job 2</text:p>
          </table:table-cell>
          <table:table-cell office:value-type="string">
            <text:p>Enterprise Password</text:p>
          </table:table-cell>
          <table:table-cell office:value-type="string">
            <text:p>foobar</text:p>
          </table:table-cell>
          <table:table-cell office:value-type="string">
            <text:p>karl.mustermann</text:p>
          </table:table-cell>
          <table:table-cell office:value-type="string">
            <text:p><text:a xlink:href="mailto:karl@mustermann.de">karl@mustermann.de</text:a></text:p>
          </table:table-cell>
          <table:table-cell office:value-type="string">
            <text:p><text:a xlink:href="http://portal.foo.com/">Http://portal.foo.com</text:a></text:p>
          </table:table-cell>
          <table:table-cell office:value-type="string">
            <text:p>2009-12-24</text:p>
          </table:table-cell>
          <table:table-cell office:value-type="string">
            <text:p>2010-11-23</text:p>
          </table:table-cell>
          <table:table-cell office:value-type="string">
            <text:p>That is just a comment.</text:p>
            <text:p>With</text:p>
            <text:p>Multiple lines</text:p>
          </table:table-cell>
        </table:table-row>
        <table:table-row table:style-name="ro3">
          <table:table-cell office:value-type="string">
            <text:p>##</text:p>
          </table:table-cell>
          <table:table-cell office:value-type="string">
            <text:p>Account placed to the root 2</text:p>
          </table:table-cell>
          <table:table-cell office:value-type="string">
            <text:p>ÄÖÜölöö</text:p>
          </table:table-cell>
          <table:table-cell office:value-type="string">
            <text:p><text:a xlink:href="mailto:another@user.de">another@user.de</text:a></text:p>
          </table:table-cell>
          <table:table-cell office:value-type="string">
            <text:p><text:a xlink:href="mailto:another@user.de">another@user.de</text:a></text:p>
          </table:table-cell>
          <table:table-cell office:value-type="string">
            <text:p><text:a xlink:href="http://foo.bar/">http://foo.bar</text:a></text:p>
          </table:table-cell>
          <table:table-cell table:number-columns-repeated="2"/>
          <table:table-cell office:value-type="string">
            <text:p>Another comment</text:p>
            <text:p>With multiple lines</text:p>
          </table:table-cell>
        </table:table-row>
        <table:table-row table:style-name="ro1">
          <table:table-cell office:value-type="string">
            <text:p>##Shopping</text:p>
          </table:table-cell>
          <table:table-cell office:value-type="string">
            <text:p>Bücher.de</text:p>
          </table:table-cell>
          <table:table-cell office:value-type="string">
            <text:p>3211fssaDD</text:p>
          </table:table-cell>
          <table:table-cell office:value-type="string">
            <text:p>mybuecher</text:p>
          </table:table-cell>
          <table:table-cell office:value-type="string">
            <text:p><text:a xlink:href="mailto:foo@bar.com">foo@bar.com</text:a></text:p>
          </table:table-cell>
          <table:table-cell office:value-type="string">
            <text:p><text:a xlink:href="http://www.buecher.de/">http://www.buecher.de</text:a></text:p>
          </table:table-cell>
          <table:table-cell table:style-name="ce1" office:value-type="string">
            <text:p>2008-01-27</text:p>
          </table:table-cell>
          <table:table-cell/>
          <table:table-cell office:value-type="string">
            <text:p>No comment</text:p>
          </table:table-cell>
        </table:table-row>
        <table:table-row table:style-name="ro1">
          <table:table-cell office:value-type="string">
            <text:p>Others##Invalid Accounts</text:p>
          </table:table-cell>
          <table:table-cell office:value-type="string">
            <text:p>Wrong Expiration date</text:p>
          </table:table-cell>
          <table:table-cell office:value-type="string">
            <text:p>rhiurhewf</text:p>
          </table:table-cell>
          <table:table-cell office:value-type="string">
            <text:p>foo</text:p>
          </table:table-cell>
          <table:table-cell office:value-type="string">
            <text:p><text:a xlink:href="mailto:foo@bar.com">foo@bar.com</text:a></text:p>
          </table:table-cell>
          <table:table-cell table:number-columns-repeated="2"/>
          <table:table-cell table:style-name="ce1" office:value-type="date" office:date-value="2010-01-01">
            <text:p>01.01.10</text:p>
          </table:table-cell>
          <table:table-cell office:value-type="string">
            <text:p>Wrong expiration date</text:p>
          </table:table-cell>
        </table:table-row>
        <table:table-row table:style-name="ro1">
          <table:table-cell office:value-type="string">
            <text:p>Others##Invalid Accounts</text:p>
          </table:table-cell>
          <table:table-cell office:value-type="string">
            <text:p>Wrong creation date</text:p>
          </table:table-cell>
          <table:table-cell office:value-type="string">
            <text:p>rhiurhewf</text:p>
          </table:table-cell>
          <table:table-cell office:value-type="string">
            <text:p>foo</text:p>
          </table:table-cell>
          <table:table-cell office:value-type="string">
            <text:p><text:a xlink:href="mailto:foo@bar.com">foo@bar.com</text:a></text:p>
          </table:table-cell>
          <table:table-cell/>
          <table:table-cell table:style-name="ce1" office:value-type="date" office:date-value="2010-01-01">
            <text:p>01.01.10</text:p>
          </table:table-cell>
          <table:table-cell table:style-name="ce1"/>
          <table:table-cell office:value-type="string">
            <text:p>Wrong creation date</text:p>
          </table:table-cell>
        </table:table-row>
        <table:table-row table:style-name="ro1">
          <table:table-cell office:value-type="string">
            <text:p>Others##Invalid Accounts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1">21.11.2010</text:date>, <text:time>14:21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0-11-21T14:21:48</dc:date>
    <meta:editing-duration>PT00H23M49S</meta:editing-duration>
    <meta:editing-cycles>8</meta:editing-cycles>
    <meta:document-statistic meta:table-count="1" meta:cell-count="77" meta:object-count="0"/>
  </office:meta>
</office:document-meta>
</file>